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711" officeooo:paragraph-rsid="00152711"/>
    </style:style>
    <style:style style:name="P2" style:family="paragraph" style:parent-style-name="Standard">
      <style:text-properties style:text-underline-style="solid" style:text-underline-width="auto" style:text-underline-color="font-color" officeooo:rsid="00152711" officeooo:paragraph-rsid="00152711"/>
    </style:style>
    <style:style style:name="P3" style:family="paragraph" style:parent-style-name="Standard" style:list-style-name="L1">
      <style:text-properties officeooo:paragraph-rsid="00152711"/>
    </style:style>
    <style:style style:name="P4" style:family="paragraph" style:parent-style-name="Standard" style:list-style-name="L1">
      <style:text-properties fo:font-size="14pt" style:text-underline-style="none" officeooo:rsid="00152711" officeooo:paragraph-rsid="00152711" style:font-size-asian="14pt" style:font-size-complex="14pt"/>
    </style:style>
    <style:style style:name="P5" style:family="paragraph" style:parent-style-name="Standard" style:list-style-name="L1">
      <style:text-properties fo:font-size="14pt" style:text-underline-style="none" officeooo:rsid="00152711" officeooo:paragraph-rsid="0016f95a" style:font-size-asian="14pt" style:font-size-complex="14pt"/>
    </style:style>
    <style:style style:name="P6" style:family="paragraph" style:parent-style-name="Standard" style:list-style-name="L1">
      <style:text-properties fo:font-size="14pt" style:text-underline-style="solid" style:text-underline-width="auto" style:text-underline-color="font-color" officeooo:rsid="00152711" officeooo:paragraph-rsid="0016f95a" style:font-size-asian="14pt" style:font-size-complex="14pt"/>
    </style:style>
    <style:style style:name="P7" style:family="paragraph" style:parent-style-name="Standard" style:list-style-name="L1">
      <style:text-properties fo:font-size="14pt" style:text-underline-style="solid" style:text-underline-width="auto" style:text-underline-color="font-color" officeooo:rsid="00152711" officeooo:paragraph-rsid="00152711" style:font-size-asian="14pt" style:font-size-complex="14pt"/>
    </style:style>
    <style:style style:name="P8" style:family="paragraph" style:parent-style-name="Standard" style:list-style-name="L1">
      <style:text-properties fo:font-size="14pt" fo:font-style="normal" style:text-underline-style="none" fo:font-weight="normal" officeooo:rsid="0016f95a" officeooo:paragraph-rsid="0016f95a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text-properties fo:font-size="14pt" fo:font-style="normal" style:text-underline-style="none" fo:font-weight="normal" officeooo:rsid="0017dbb3" officeooo:paragraph-rsid="0017dbb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text-properties fo:font-size="14pt" fo:font-style="italic" style:text-underline-style="solid" style:text-underline-width="auto" style:text-underline-color="font-color" fo:font-weight="bold" officeooo:rsid="0017dbb3" officeooo:paragraph-rsid="0017dbb3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size="15pt" fo:font-weight="bold" officeooo:rsid="00152711" officeooo:paragraph-rsid="00152711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text-properties fo:font-size="16pt" officeooo:paragraph-rsid="00152711" style:font-size-asian="16pt" style:font-size-complex="16pt"/>
    </style:style>
    <style:style style:name="P13" style:family="paragraph" style:parent-style-name="Standard" style:list-style-name="L1">
      <style:text-properties fo:font-size="16pt" fo:font-style="normal" style:text-underline-style="solid" style:text-underline-width="auto" style:text-underline-color="font-color" fo:font-weight="normal" officeooo:rsid="0017dbb3" officeooo:paragraph-rsid="0017dbb3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 style:list-style-name="L1">
      <style:text-properties fo:font-size="12pt" style:text-underline-style="none" officeooo:rsid="0019a29c" officeooo:paragraph-rsid="0019a29c" style:font-size-asian="10.5pt" style:font-size-complex="12pt"/>
    </style:style>
    <style:style style:name="T1" style:family="text">
      <style:text-properties style:text-underline-style="solid" style:text-underline-width="auto" style:text-underline-color="font-color" officeooo:rsid="00152711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6f95a" style:font-size-asian="10.5pt" style:font-size-complex="12pt"/>
    </style:style>
    <style:style style:name="T4" style:family="text">
      <style:text-properties officeooo:rsid="0016f95a"/>
    </style:style>
    <style:style style:name="T5" style:family="text">
      <style:text-properties fo:font-size="16pt" officeooo:rsid="0016f95a" style:font-size-asian="10.5pt" style:font-size-complex="16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work</text:p>
      <text:p text:style-name="P1">Reasearch</text:p>
      <text:p text:style-name="P1"/>
      <text:p text:style-name="P1">Team work can be difined as a group of workers put together in the work place to complete a specif task.</text:p>
      <text:p text:style-name="P1">In most cases workers tend to be in teams but not genuin(pseudo)they do not fuilfuling basic requirements of being a team.</text:p>
      <text:p text:style-name="P1"/>
      <text:p text:style-name="P11">Team work has process:</text:p>
      <text:list xml:id="list2888281107922201262" text:style-name="L1">
        <text:list-item>
          <text:p text:style-name="P12"><text:span text:style-name="T1">transition process(between the period of action)</text:span></text:p>
          <text:p text:style-name="P4">mission analysis:As a team you will be writing down <text:s/>and stating the mission statement.</text:p>
          <text:p text:style-name="P4"/>
          <text:p text:style-name="P4">goal specification:As a team you will be writing down the basic goals that you want to accomplish.</text:p>
          <text:p text:style-name="P5">Strategy fomulation:As a team you need to figure out how you are going <text:span text:style-name="T4">to achive those goals.</text:span></text:p>
        </text:list-item>
        <text:list-item>
          <text:p text:style-name="P6"><text:span text:style-name="T5">Action process (about to achieve the proccess)</text:span></text:p>
          <text:p text:style-name="P8">monitoring progress:checking wheather we are still running towards our goals</text:p>
          <text:p text:style-name="P8">systerm monitoring:checking if our systerm is in place and ready.</text:p>
          <text:p text:style-name="P8">Team monitoring and backup behaviour:checking wheater every one is working towards the same goal</text:p>
          <text:p text:style-name="P9">coordination:when everyone is working together and towards achiving goals.</text:p>
        </text:list-item>
        <text:list-item>
          <text:p text:style-name="P13">Interpersonal process</text:p>
          <text:p text:style-name="P9">conflict management:when everyone starts to consider other people feelings and starts to work together</text:p>
          <text:p text:style-name="P9">motivation and confidence building:when as a team you motivate each other towards working as a team and build others who have low self esteam.</text:p>
          <text:p text:style-name="P10"/>
          <text:p text:style-name="P14">It is better to work together as a team than individual because as team you ncan build and motivate each other. </text:p>
          <text:p text:style-name="P7"><text:span text:style-name="T2"/></text:p>
          <text:p text:style-name="P3"><text:span text:style-name="T1"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2:04:20.091884519</meta:creation-date>
    <dc:date>2017-07-20T12:44:56.229753167</dc:date>
    <meta:editing-duration>PT4M45S</meta:editing-duration>
    <meta:editing-cycles>1</meta:editing-cycles>
    <meta:document-statistic meta:table-count="0" meta:image-count="0" meta:object-count="0" meta:page-count="1" meta:paragraph-count="18" meta:word-count="217" meta:character-count="1332" meta:non-whitespace-character-count="1134"/>
    <meta:generator>LibreOffice/5.1.6.2$Linux_X86_64 LibreOffice_project/10m0$Build-2</meta:generator>
  </office:meta>
</office:document-meta>
</file>